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c De Prova per:</text:p>
      <text:p text:style-name="Standard"/>
      <text:p text:style-name="Standard">Classe a provar :</text:p>
      <text:p text:style-name="Standard">Classes addicionals:</text:p>
      <text:p text:style-name="Standard">Driver:</text:p>
      <text:p text:style-name="Standard">Funcionalitats:</text:p>
      <text:p text:style-name="Standard">Test 1:</text:p>
      <text:p text:style-name="Standard">Test 2:</text:p>
      <text:p text:style-name="Standard">Test 3:</text:p>
      <text:p text:style-name="Standard">Test 4:</text:p>
      <text:p text:style-name="Standard">Test 5:</text:p>
      <text:p text:style-name="Standard">Test 6:</text:p>
      <text:p text:style-name="Standard">Test 7:</text:p>
      <text:p text:style-name="Standard">Test 8:</text:p>
      <text:p text:style-name="Standard">Test 9:</text:p>
      <text:p text:style-name="Standard">Test 10:</text:p>
      <text:p text:style-name="Standard">Test 11:</text:p>
      <text:p text:style-name="Standard">Test 1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Palomo Cabrera</meta:initial-creator>
    <meta:creation-date>2019-04-25T19:50:02.13</meta:creation-date>
    <meta:document-statistic meta:table-count="0" meta:image-count="0" meta:object-count="0" meta:page-count="1" meta:paragraph-count="17" meta:word-count="36" meta:character-count="163"/>
    <dc:date>2019-04-25T19:54:40.95</dc:date>
    <dc:creator>Daniel Palomo Cabrera</dc:creator>
    <meta:editing-duration>PT4M41S</meta:editing-duration>
    <meta:editing-cycles>1</meta:editing-cycles>
    <meta:generator>OpenOffice/4.1.3$Win32 OpenOffice.org_project/413m1$Build-9783</meta:generator>
  </office:meta>
</office:document-meta>
</file>